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Fonts/Font_Lohit_Devanagari_2.ttf" manifest:media-type="application/x-font-ttf"/>
  <manifest:file-entry manifest:full-path="Fonts/Font_Lohit_Devanagari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Heading_20_1">
      <style:text-properties officeooo:rsid="00647d02" officeooo:paragraph-rsid="00647d02"/>
    </style:style>
    <style:style style:name="P18" style:family="paragraph" style:parent-style-name="Heading_20_2">
      <style:paragraph-properties fo:break-before="page"/>
      <style:text-properties officeooo:rsid="006613e4" officeooo:paragraph-rsid="006613e4"/>
    </style:style>
    <style:style style:name="P19" style:family="paragraph" style:parent-style-name="Heading_20_2">
      <style:text-properties officeooo:rsid="006613e4" officeooo:paragraph-rsid="006613e4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647d02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Text_20_body">
      <style:paragraph-properties fo:margin-top="0.199cm" fo:margin-bottom="0.25cm" style:contextual-spacing="true"/>
      <style:text-properties officeooo:paragraph-rsid="006613e4"/>
    </style:style>
    <style:style style:name="P23" style:family="paragraph" style:parent-style-name="Text_20_body" style:list-style-name="Numbering_20_123">
      <loext:graphic-properties draw:fill="none"/>
      <style:paragraph-properties fo:margin-top="0cm" fo:margin-bottom="0.25cm" style:contextual-spacing="true" style:line-height-at-least="0.635cm" fo:text-align="justify" style:justify-single-word="false" fo:background-color="transparent" fo:padding="0cm" fo:border="none"/>
      <style:text-properties officeooo:paragraph-rsid="006613e4"/>
    </style:style>
    <style:style style:name="P24" style:family="paragraph" style:parent-style-name="Text_20_body" style:list-style-name="Numbering_20_123">
      <style:paragraph-properties style:line-height-at-least="0.635cm" fo:padding="0cm" fo:border="none"/>
    </style:style>
    <style:style style:name="P25" style:family="paragraph" style:parent-style-name="Text_20_body" style:list-style-name="Numbering_20_123">
      <style:text-properties officeooo:paragraph-rsid="006613e4"/>
    </style:style>
    <style:style style:name="P26" style:family="paragraph" style:parent-style-name="Text_20_body" style:list-style-name="L3">
      <style:text-properties officeooo:paragraph-rsid="006613e4"/>
    </style:style>
    <style:style style:name="P27" style:family="paragraph" style:parent-style-name="Text_20_body" style:list-style-name="Numbering_20_123" style:master-page-name="">
      <loext:graphic-properties draw:fill="none"/>
      <style:paragraph-properties fo:margin-top="0cm" fo:margin-bottom="0.25cm" style:contextual-spacing="true" style:line-height-at-least="0.635cm" fo:text-align="justify" style:justify-single-word="false" style:page-number="auto" fo:background-color="transparent" fo:padding="0cm" fo:border="none"/>
      <style:text-properties officeooo:rsid="00670627" officeooo:paragraph-rsid="00670627"/>
    </style:style>
    <style:style style:name="P28" style:family="paragraph" style:parent-style-name="Мой_20_код" style:list-style-name="Нумерация_20_кода">
      <style:text-properties style:use-window-font-color="true" loext:opacity="0%"/>
    </style:style>
    <style:style style:name="P29" style:family="paragraph" style:parent-style-name="Мой_20_код">
      <style:text-properties officeooo:paragraph-rsid="006613e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8dd09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fo:font-weight="bold" style:language-asian="ru" style:country-asian="RU" style:font-weight-asian="bold"/>
    </style:style>
    <style:style style:name="T9" style:family="text">
      <style:text-properties officeooo:rsid="005b5a21"/>
    </style:style>
    <style:style style:name="T10" style:family="text">
      <style:text-properties officeooo:rsid="00647d02"/>
    </style:style>
    <style:style style:name="T11" style:family="text">
      <style:text-properties style:language-asian="ru" style:country-asian="RU"/>
    </style:style>
    <style:style style:name="T12" style:family="text">
      <style:text-properties officeooo:rsid="006613e4" style:language-asian="ru" style:country-asian="RU"/>
    </style:style>
    <style:style style:name="T13" style:family="text">
      <style:text-properties officeooo:rsid="006613e4"/>
    </style:style>
    <style:style style:name="T14" style:family="text">
      <style:text-properties style:font-name="Source Code Pro Semibold" fo:font-size="14pt"/>
    </style:style>
    <style:style style:name="T15" style:family="text">
      <style:text-properties style:font-name="Source Code Pro Semibold" fo:font-size="13pt" style:font-size-asian="13pt" style:font-size-complex="13pt"/>
    </style:style>
    <style:style style:name="T16" style:family="text">
      <style:text-properties style:font-name="Source Code Pro Semibold" fo:font-size="13pt" fo:font-weight="bold" style:font-size-asian="13pt" style:font-size-complex="13pt"/>
    </style:style>
    <style:style style:name="T17" style:family="text">
      <style:text-properties fo:font-style="italic"/>
    </style:style>
    <style:style style:name="T18" style:family="text">
      <style:text-properties officeooo:rsid="0067062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3"><text:span text:style-name="T10">Разработка</text:span> программных модулей</text:p>
      <text:p text:style-name="P13">ЛАБОРАТОРНАЯ РАБОТА №<text:span text:style-name="T13">5</text:span></text:p>
      <text:p text:style-name="P16">по теме:</text:p>
      <text:h text:style-name="P17" text:outline-level="1">Работа с <text:span text:style-name="T13">коллекциями List&lt;T&gt;, Queue&lt;T&gt; и LinkedList&lt;T&gt;</text:span>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/text:p>
      <text:p text:style-name="P10">ФИО</text:p>
      <text:p text:style-name="P9"/>
      <text:p text:style-name="P14"><text:span text:style-name="T5">Проверил</text:span>:</text:p>
      <text:p text:style-name="P7"><text:span text:style-name="T5">преподаватель </text:span><text:span text:style-name="T9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8" text:outline-level="2">Постановка задачи</text:h>
      <text:p text:style-name="P20" loext:marker-style-name="T11"><text:span text:style-name="T12">Составить</text:span><text:span text:style-name="T11"> </text:span><text:span text:style-name="T12">программу </text:span><text:span text:style-name="T11">решения задачи </text:span><text:span text:style-name="T12">по вариантам</text:span><text:span text:style-name="T11">. </text:span></text:p>
      <text:h text:style-name="P19" text:outline-level="2">Общие требования к программе</text:h>
      <text:list xml:id="list1491456934" text:style-name="Numbering_20_123">
        <text:list-item>
          <text:p text:style-name="P25">Каждый элемент <text:span text:style-name="T18">коллекции</text:span> должен быть структурного типа данных (struct), который включает необходимые описания по выданной предметной области, например для задания «Написать программу учета книг в библиотеке» структура будет выглядеть следующим образом:</text:p>
        </text:list-item>
      </text:list>
      <text:list text:style-name="Нумерация_20_кода">
        <text:list-item>
          <text:p text:style-name="P28"><text:span text:style-name="T14"><text:s/></text:span><text:span text:style-name="T15">struct </text:span><text:span text:style-name="T16">EventRecord</text:span><text:span text:style-name="T15"> {</text:span></text:p>
        </text:list-item>
        <text:list-item>
          <text:p text:style-name="P28"><text:s/><text:tab/>DateTime dateStart; <text:tab/><text:span text:style-name="T17">// дата выдачи книги </text:span></text:p>
        </text:list-item>
        <text:list-item>
          <text:p text:style-name="P28"><text:s/><text:tab/>DateTime timeStart; <text:tab/><text:span text:style-name="T17">// время выдачи книги </text:span></text:p>
        </text:list-item>
        <text:list-item>
          <text:p text:style-name="P28"><text:s/><text:tab/>DateTime dateReturn; <text:tab/><text:span text:style-name="T17">// дата возврата книги </text:span></text:p>
        </text:list-item>
        <text:list-item>
          <text:p text:style-name="P28"><text:s/><text:tab/>string readerName; <text:tab/><text:tab/><text:span text:style-name="T17">// имя читателя</text:span></text:p>
        </text:list-item>
        <text:list-item>
          <text:p text:style-name="P28"><text:s/><text:tab/>string readerSurname; <text:tab/><text:span text:style-name="T17">// фамилия читателя </text:span></text:p>
        </text:list-item>
        <text:list-item>
          <text:p text:style-name="P28"><text:s/><text:tab/>long readerCode; <text:tab/><text:tab/><text:span text:style-name="T17">// уникальный код читателя </text:span></text:p>
        </text:list-item>
        <text:list-item>
          <text:p text:style-name="P28"><text:s/><text:tab/>string bookTitle; <text:tab/><text:tab/><text:span text:style-name="T17">// название книги</text:span></text:p>
        </text:list-item>
        <text:list-item>
          <text:p text:style-name="P28"><text:s/><text:tab/>string bookAuthor; <text:tab/><text:tab/><text:span text:style-name="T17">// фамилия первого автора книги </text:span></text:p>
        </text:list-item>
        <text:list-item>
          <text:p text:style-name="P28"><text:tab/>string bookCode; <text:tab/><text:tab/><text:span text:style-name="T17">// уникальный код книги</text:span></text:p>
        </text:list-item>
        <text:list-item>
          <text:p text:style-name="P28">}</text:p>
        </text:list-item>
      </text:list>
      <text:p text:style-name="P22"><text:span text:style-name="T13"><text:tab/>Если используется List&lt;T&gt;, то с</text:span>писок для такой структуры будет выглядеть <text:tab/>следующим образом:</text:p>
      <text:p text:style-name="P29">List&lt;EventRecord&gt; listEvents = new List&lt;EventRecord&gt;();</text:p>
      <text:list text:continue-list="list1491456934" text:style-name="Numbering_20_123">
        <text:list-header>
          <text:p text:style-name="P27">В программе можно сочетать работу с тремя видами коллекций: <text:span text:style-name="T13">List&lt;T&gt;, </text:span>Queue&lt;T&gt; и LinkedList&lt;T&gt; и, при необходимости, использовать вспомогательный «встроенный» массив.</text:p>
        </text:list-header>
        <text:list-item>
          <text:p text:style-name="P23">Необходимо обеспечить <text:span text:style-name="T18">а) </text:span>добавление, <text:span text:style-name="T18">б) </text:span>удаление и <text:span text:style-name="T18">в) </text:span>редактирование выбранного элемента списка.</text:p>
        </text:list-item>
        <text:list-item>
          <text:p text:style-name="P24">Требуется обеспечить поиск информации в списке с указанием данных по основным полям структуры, например для приведенного примера, указать уникальный код читателя (readerCode) и получить все события связанные с ним.</text:p>
        </text:list-item>
      </text:list>
      <text:h text:style-name="Heading_20_2" text:outline-level="2"><text:soft-page-break/>Варианты заданий:</text:h>
      <text:list text:style-name="L3">
        <text:list-item>
          <text:p text:style-name="P26">Написать программу посещения студентами компьютерной аудитории. Аудитория для внеурочных занятий свободна, когда там не проводятся занятия по расписанию.</text:p>
        </text:list-item>
        <text:list-item>
          <text:p text:style-name="P26">Написать программу учета сдачи экзаменов студентами одной группы. Предусмотреть выдачу информации о задолжниках, а также студентов заслуживших повышенную стипендию.</text:p>
        </text:list-item>
        <text:list-item>
          <text:p text:style-name="P26">Написать программу расписания пассажирских поездов. При желании можно получить информацию на любой временной период, при этом для каждого поезда должен быть установлен статус (прибыл, выехал, задерживается, производится посадка).</text:p>
        </text:list-item>
        <text:list-item>
          <text:p text:style-name="P26">Написать программу учета выполнения распоряжений руководства на предприятии. При выполнении задания необходимо его помечать как выполненное, при невыполнении в указанную дату, требуется помечать на какую дату было перенесено его выполнение.</text:p>
        </text:list-item>
        <text:list-item>
          <text:p text:style-name="P26">Написать программу учета книг в библиотеке. Необходимо предусмотреть выдачу информации о задолжниках.</text:p>
        </text:list-item>
        <text:list-item>
          <text:p text:style-name="P26">Написать программу учета продажи и поступления товаров в магазин. Предусмотреть выдачу товаров с истекающим сроком годности.</text:p>
        </text:list-item>
        <text:list-item>
          <text:p text:style-name="P26">Написать программу учета студентов, выступающих на конференции. Должны быть предусмотрены секции конференции и определена последовательность выступающих.</text:p>
        </text:list-item>
        <text:list-item>
          <text:p text:style-name="P26">Написать программу учета платежей, осуществляемых на автозаправочных станциях.</text:p>
        </text:list-item>
        <text:list-item>
          <text:p text:style-name="P26">Написать программу учета звонков (входящий, исходящий, непринятый) мобильного телефона.</text:p>
        </text:list-item>
        <text:list-item>
          <text:p text:style-name="P26">Написать программу учета купленных товаров в супермаркете.</text:p>
        </text:list-item>
        <text:list-item>
          <text:p text:style-name="P26">Написать программу, ведущую электронный учет детей на зачисление их в детский сад.</text:p>
        </text:list-item>
        <text:list-item>
          <text:p text:style-name="P26">Написать программу учета сдачи студентами спортивных нормативов.</text:p>
        </text:list-item>
        <text:list-item>
          <text:p text:style-name="P26">Написать программу расписания пассажирских авиарейсов. При желании можно получить список текущих рейсов, а также информацию на любой временной период, при этом для каждого рейса должен быть установлен статус (вылетел, прилетел, задерживается, производится посадка).</text:p>
        </text:list-item>
        <text:list-item>
          <text:p text:style-name="P26"><text:soft-page-break/>Человек путешествует по городам и посещает музеи. Человек отмечает посещенные города, музеи и время посещения. Программа по указанию временного интервала распечатывает посещенные города и музеи с возможностью получения оплаченной стоимости и длительности посещения.</text:p>
        </text:list-item>
        <text:list-item>
          <text:p text:style-name="P26">Написать программу учета пациентов на прием к врачу в поликлинике. По запросу можно узнать, сколько пациентов и какие именно записаны к конкретному врачу, а также сколько врач принял пациентов за указанный период времени.</text:p>
        </text:list-item>
        <text:list-item>
          <text:p text:style-name="P26">Написать программу учета машин на автостоянке.</text:p>
        </text:list-item>
        <text:list-item>
          <text:p text:style-name="P26">Написать программу учета вопросов граждан РФ к президенту. Для каждого вопроса должна быть определена категория: политика, социальный, пожелание, личный и т.п. Предусмотреть возможность случайного выбора «желательного» вопроса.</text:p>
        </text:list-item>
        <text:list-item>
          <text:p text:style-name="P26">Написать программу маршрута автобусов и троллейбусов. В каждом элементе списка можно хранить информацию об остановках. Обеспечить возможность просмотра номеров маршрутов автобусов и троллейбусов, идущих до необходимой остановки.</text:p>
        </text:list-item>
        <text:list-item>
          <text:p text:style-name="P26">Написать программу учета мебели и оргтехники на предприятии.</text:p>
        </text:list-item>
        <text:list-item>
          <text:p text:style-name="P26">Написать программу банковских операций со счетом. При желании можно получить список совершенных действий со счетом.</text:p>
        </text:list-item>
        <text:list-item>
          <text:p text:style-name="P26">Написать программу учета лекарственных средств сети аптек одного владельца. При желании можно узнать есть ли указанное лекарство в этой сети, и в каком объеме, а также, по какому адресу расположена найденная аптека.</text:p>
        </text:list-item>
        <text:list-item>
          <text:p text:style-name="P26">Составить список людей, находящихся в спортивной секции. Участники разбиты по возрастным группам. При желании можно получить список людей с высокими спортивными достижениями и хорошим потенциалом.</text:p>
        </text:list-item>
        <text:list-item>
          <text:p text:style-name="P26">Написать программу учета кредитных займов. Для каждого клиента должна быть определена своя схема выплаты денег по кредиту. Обеспечить возможность хранения процентной ставки отдельно для каждого клиента.</text:p>
        </text:list-item>
        <text:list-item>
          <text:p text:style-name="P26">Написать программу работы агентства недвижимости. Клиенты оставляют предложения о покупках и продажах. Требуется организовать систему запросов, позволяющую найти похожие варианты.</text:p>
        </text:list-item>
        <text:list-item>
          <text:p text:style-name="P26">Написать программу учета посещений занятий в тренажерном зале. Каждое занятие содержит описание программы тренировки.</text:p>
        </text:list-item>
        <text:list-item>
          <text:p text:style-name="P26"><text:soft-page-break/>Написать программу аренды рекламных щитов. При желании можно получить список свободных щитов с указанием их местоположения (адреса) для запрашиваемого временного периода.</text:p>
        </text:list-item>
        <text:list-item>
          <text:p text:style-name="P26">Написать программу «Записная книжка». Каждый элемент списка является множеством записей сделанных на конкретный день. При желании можно получить список встреч, событий на указанный период времени.</text:p>
        </text:list-item>
        <text:list-item>
          <text:p text:style-name="P26">Написать программу учета торговых операций на валютной бирже. По запросу можно получить максимальную и минимальную стоимость указанной валюты в течение указанного периода.</text:p>
        </text:list-item>
        <text:list-item>
          <text:p text:style-name="P26">Написать программу учета ремонтных операций в автомастерских. По запросу можно получить список наиболее прибыльных работ.</text:p>
        </text:list-item>
        <text:list-item>
          <text:p text:style-name="P26">Написать программу учета расходов и доходов семейного бюджета. При желании можно получить информацию о расходах и доходах для указанного периода.</text:p>
        </text:list-item>
      </text:list>
      <text:section text:style-name="Sect1" text:name="page_18">
        <text:p text:style-name="Text_20_body"><text:line-break/></text:p>
      </text:section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51:56.070759482</meta:creation-date>
    <meta:editing-duration>PT2H33M16S</meta:editing-duration>
    <meta:editing-cycles>14</meta:editing-cycles>
    <meta:generator>LibreOffice/7.6.5.2$Linux_X86_64 LibreOffice_project/60$Build-2</meta:generator>
    <dc:title>Реферат ГОСТ</dc:title>
    <dc:date>2024-03-17T20:13:39.051968138</dc:date>
    <meta:document-statistic meta:table-count="0" meta:image-count="0" meta:object-count="0" meta:page-count="5" meta:paragraph-count="67" meta:word-count="854" meta:character-count="6586" meta:non-whitespace-character-count="5797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